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arial" svg:font-family="arial, sans-serif"/>
    <style:font-face style:name="monospace" svg:font-family="monospace"/>
  </office:font-face-decls>
  <office:automatic-styles>
    <style:style style:name="Table1" style:family="table">
      <style:table-properties style:width="6.962cm" fo:margin-left="-0.048cm" fo:margin-top="0cm" fo:margin-bottom="0cm" table:align="left"/>
    </style:style>
    <style:style style:name="Table1.A" style:family="table-column">
      <style:table-column-properties style:column-width="4.704cm"/>
    </style:style>
    <style:style style:name="Table1.B"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fo:letter-spacing="normal"/>
    </style:style>
    <style:style style:name="P2" style:family="paragraph" style:parent-style-name="Preformatted_20_Text">
      <loext:graphic-properties draw:fill="solid" draw:fill-color="#ffffff" draw:opacity="100%"/>
      <style:paragraph-properties fo:margin-left="5.002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fo:letter-spacing="normal"/>
    </style:style>
    <style:style style:name="P3" style:family="paragraph" style:parent-style-name="Standard">
      <style:text-properties officeooo:rsid="001db944" officeooo:paragraph-rsid="001db944"/>
    </style:style>
    <style:style style:name="P4" style:family="paragraph" style:parent-style-name="Standard" style:list-style-name="L1">
      <style:text-properties officeooo:rsid="001db944" officeooo:paragraph-rsid="001db944"/>
    </style:style>
    <style:style style:name="P5" style:family="paragraph" style:parent-style-name="Standard" style:list-style-name="L1">
      <style:text-properties officeooo:rsid="001ebe59" officeooo:paragraph-rsid="001ebe59"/>
    </style:style>
    <style:style style:name="P6" style:family="paragraph" style:parent-style-name="Standard">
      <style:text-properties officeooo:rsid="001ebe59" officeooo:paragraph-rsid="001ebe59"/>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officeooo:rsid="001f896d" officeooo:paragraph-rsid="001f896d"/>
    </style:style>
    <style:style style:name="P10" style:family="paragraph" style:parent-style-name="Standard">
      <style:text-properties fo:font-size="11pt" fo:font-style="normal" style:font-size-asian="11pt" style:font-style-asian="normal" style:font-size-complex="11pt" style:font-style-complex="normal"/>
    </style:style>
    <style:style style:name="P11" style:family="paragraph" style:parent-style-name="Standard">
      <style:text-properties fo:font-size="11pt" fo:font-style="normal" officeooo:rsid="001f896d" officeooo:paragraph-rsid="001f896d" style:font-size-asian="11pt" style:font-style-asian="normal" style:font-size-complex="11pt" style:font-style-complex="normal"/>
    </style:style>
    <style:style style:name="P12" style:family="paragraph" style:parent-style-name="Standard" style:list-style-name="L3">
      <style:text-properties officeooo:paragraph-rsid="001f896d"/>
    </style:style>
    <style:style style:name="P13" style:family="paragraph" style:parent-style-name="Standard">
      <style:paragraph-properties fo:margin-left="1.251cm" fo:margin-right="0cm" fo:text-indent="0cm" style:auto-text-indent="false"/>
      <style:text-properties officeooo:paragraph-rsid="0020a3ec"/>
    </style:style>
    <style:style style:name="P14" style:family="paragraph" style:parent-style-name="Standard">
      <style:text-properties officeooo:rsid="00229dbb" officeooo:paragraph-rsid="00229dbb"/>
    </style:style>
    <style:style style:name="P15" style:family="paragraph" style:parent-style-name="Text_20_body" style:list-style-name="L3">
      <style:paragraph-properties fo:margin-top="0cm" fo:margin-bottom="0.085cm" style:contextual-spacing="false" fo:text-align="start" style:justify-single-word="false" fo:orphans="2" fo:widows="2" fo:padding="0cm" fo:border="none"/>
      <style:text-properties fo:font-variant="normal" fo:text-transform="none" fo:color="#202124" loext:opacity="100%" style:font-name="arial" fo:font-size="9.60000038146973pt" fo:letter-spacing="normal" fo:font-style="normal" fo:font-weight="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f896d"/>
    </style:style>
    <style:style style:name="T4" style:family="text">
      <style:text-properties fo:font-variant="normal" fo:text-transform="none" fo:color="#202124" loext:opacity="100%" style:font-name="arial" fo:font-size="9.60000038146973pt" fo:letter-spacing="normal" fo:font-style="normal" fo:font-weight="normal"/>
    </style:style>
    <style:style style:name="T5" style:family="text">
      <style:text-properties fo:font-variant="normal" fo:text-transform="none" fo:color="#202124" loext:opacity="100%" style:font-name="arial" fo:letter-spacing="normal" fo:font-style="normal" fo:font-weight="normal"/>
    </style:style>
    <style:style style:name="T6" style:family="text">
      <style:text-properties fo:font-variant="normal" fo:text-transform="none" fo:color="#202124" loext:opacity="100%" style:font-name="arial" fo:letter-spacing="normal" fo:font-weight="normal"/>
    </style:style>
    <style:style style:name="T7" style:family="text">
      <style:text-properties fo:font-variant="normal" fo:text-transform="none" fo:color="#000000" loext:opacity="100%" style:font-name="monospace" fo:font-size="8.39999961853027pt" fo:letter-spacing="normal" fo:font-style="normal" fo:font-weight="normal"/>
    </style:style>
    <style:style style:name="T8" style:family="text">
      <style:text-properties style:font-name="monospace" fo:font-size="8.39999961853027pt" fo:font-style="normal" fo:font-weight="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If you have any, what are your choices for increasing the comparison between different figures on the same graph?</text:p>
      <text:p text:style-name="P3">Ans: Compare figures on the basis of type of graphs used:</text:p>
      <text:list xml:id="list3933305354" text:style-name="L1">
        <text:list-item>
          <text:p text:style-name="P4">Line graph to display data that changes continuously over time</text:p>
        </text:list-item>
        <text:list-item>
          <text:p text:style-name="P4">Bar graphs used to compare facts, see relationship quickly</text:p>
        </text:list-item>
        <text:list-item>
          <text:p text:style-name="P4">pie graphs compare the parts of a whole.</text:p>
        </text:list-item>
        <text:list-item>
          <text:p text:style-name="P5">Histogram visualize distribution of data over intervals</text:p>
        </text:list-item>
        <text:list-item>
          <text:p text:style-name="P5">bubble chart compare multiple variables across categories</text:p>
        </text:list-item>
        <text:list-item>
          <text:p text:style-name="P5">Multi-set Bar chart – plot more than one data series and group them together under categories</text:p>
        </text:list-item>
        <text:list-item>
          <text:p text:style-name="P5">Stacked Area chart: <text:s/>plot more than one data series</text:p>
        </text:list-item>
        <text:list-item>
          <text:p text:style-name="P5">Radar chart : plot multi variable data radially <text:s/>for good visual comparison</text:p>
        </text:list-item>
      </text:list>
      <text:p text:style-name="P3"/>
      <text:p text:style-name="Standard"/>
      <text:p text:style-name="Standard">Q2. Can you explain the benefit of compound interest over a higher rate of interest that does not</text:p>
      <text:p text:style-name="Standard">compound after reading this chapter?</text:p>
      <text:p text:style-name="P6">Ans: </text:p>
      <text:p text:style-name="P6"/>
      <table:table table:name="Table1" table:style-name="Table1">
        <table:table-column table:style-name="Table1.A"/>
        <table:table-column table:style-name="Table1.B"/>
        <table:table-row table:style-name="Table1.1">
          <table:table-cell table:style-name="Table1.A1" office:value-type="string">
            <text:p text:style-name="P7"><text:span text:style-name="T1">Compound Interest</text:span><draw:frame draw:style-name="fr1" draw:name="Object1" text:anchor-type="char" svg:x="8.313cm" svg:y="0.101cm" svg:width="6.95cm" svg:height="2.711cm" draw:z-index="0"><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7"/>
          </table:table-cell>
        </table:table-row>
        <table:table-row table:style-name="Table1.1">
          <table:table-cell table:style-name="Table1.A1" office:value-type="string">
            <text:p text:style-name="P7">Principal</text:p>
          </table:table-cell>
          <table:table-cell table:style-name="Table1.A1" office:value-type="string">
            <text:p text:style-name="P8">5000</text:p>
          </table:table-cell>
        </table:table-row>
        <table:table-row table:style-name="Table1.1">
          <table:table-cell table:style-name="Table1.A1" office:value-type="string">
            <text:p text:style-name="P7">Annual Interest Rate</text:p>
          </table:table-cell>
          <table:table-cell table:style-name="Table1.A1" office:value-type="string">
            <text:p text:style-name="P8">10.00%</text:p>
          </table:table-cell>
        </table:table-row>
        <table:table-row table:style-name="Table1.1">
          <table:table-cell table:style-name="Table1.A1" office:value-type="string">
            <text:p text:style-name="P7">Compounding Periods Per yers</text:p>
          </table:table-cell>
          <table:table-cell table:style-name="Table1.A1" office:value-type="string">
            <text:p text:style-name="P8">1</text:p>
          </table:table-cell>
        </table:table-row>
        <table:table-row table:style-name="Table1.1">
          <table:table-cell table:style-name="Table1.A1" office:value-type="string">
            <text:p text:style-name="P7">Years</text:p>
          </table:table-cell>
          <table:table-cell table:style-name="Table1.A1" office:value-type="string">
            <text:p text:style-name="P8">5</text:p>
          </table:table-cell>
        </table:table-row>
        <table:table-row table:style-name="Table1.1">
          <table:table-cell table:style-name="Table1.A1" office:value-type="string">
            <text:p text:style-name="P7">Investment Value</text:p>
          </table:table-cell>
          <table:table-cell table:style-name="Table1.A1" office:value-type="string">
            <text:p text:style-name="P8"><text:span text:style-name="T1">8052.55</text:span></text:p>
          </table:table-cell>
        </table:table-row>
        <table:table-row table:style-name="Table1.1">
          <table:table-cell table:style-name="Table1.A1" office:value-type="string">
            <text:p text:style-name="P7"/>
          </table:table-cell>
          <table:table-cell table:style-name="Table1.A1" office:value-type="string">
            <text:p text:style-name="P8"><text:span text:style-name="T1">₹8,052.55</text:span></text:p>
          </table:table-cell>
        </table:table-row>
      </table:table>
      <text:p text:style-name="P10"/>
      <text:p text:style-name="P11"><text:span text:style-name="T6">Compound interest is interest earned on top of interest already earned. As you earn interest, it gets added to your principal amount, which together earns you more interest over time</text:span> </text:p>
      <text:p text:style-name="P10"/>
      <text:p text:style-name="Standard">Q3. What is a histogram, exactly? Name a numpy method for creating such a graph.</text:p>
      <text:p text:style-name="P9">Ans: <text:tab/>A histogram is a graph that shows the frequency of numerical data using rectangles. The height of a rectangle (the vertical axis) represents the distribution frequency of a variable (the amount, or how often that variable appears)</text:p>
      <text:p text:style-name="P9"><text:span text:style-name="T2">numpy.histrogram </text:span>is the method</text:p>
      <text:p text:style-name="P9"/>
      <text:p text:style-name="P9"/>
      <text:p text:style-name="Standard">Q4. If necessary, how do you change the aspect ratios between the X and Y axes?</text:p>
      <text:p text:style-name="P9">And: in matplotlib using</text:p>
      <text:p text:style-name="P9"><text:span text:style-name="T4">The method set_aspect() is used to set the aspect ratio. The parameter of this method is a number which is a division of the X-axis with respect to the Y-axis.</text:span> </text:p>
      <text:p text:style-name="Standard"/>
      <text:p text:style-name="Standard">Q5. Compare and contrast the three types of array multiplication between two numpy arrays: dot</text:p>
      <text:p text:style-name="Standard">product, outer product, and regular multiplication of two numpy arrays.</text:p>
      <text:p text:style-name="P9">Ans:</text:p>
      <text:list xml:id="list1900620272" text:style-name="L3">
        <text:list-item>
          <text:p text:style-name="P12"><text:span text:style-name="T4">dot(array a, array b) : returns the scalar or dot product of two arrays.</text:span></text:p>
        </text:list-item>
        <text:list-item>
          <text:p text:style-name="P15">matmul(array a, array b) : returns the matrix product of two arrays.</text:p>
        </text:list-item>
        <text:list-item>
          <text:p text:style-name="P15">multiply(array a, array b) : returns the element-wise matrix multiplication of two arrays.</text:p>
        </text:list-item>
      </text:list>
      <text:p text:style-name="P9"/>
      <text:p text:style-name="P13">x1 =np.arange(9.0).reshape((3,3))<text:line-break/>x2 = np.arange(3)<text:line-break/><text:line-break/>np.dot(x1,x2)<text:tab/><text:tab/><text:span text:style-name="T7">array([ 5., 14., 23.])</text:span><text:line-break/><text:soft-page-break/><text:line-break/>np.matmul(x1,x2)<text:tab/><text:span text:style-name="T7">array([ 5., 14., 23.])</text:span><text:tab/><text:line-break/><text:line-break/>np.multiply(x1,x2)<text:tab/><text:span text:style-name="T7">array([[ 0., <text:s/>1., <text:s/>4.],</text:span></text:p>
      <text:p text:style-name="P1"><text:s text:c="7"/><text:tab/><text:tab/><text:tab/><text:tab/><text:span text:style-name="T8">[ 0., <text:s/>4., 10.],</text:span></text:p>
      <text:p text:style-name="P1"><text:s text:c="7"/><text:tab/><text:tab/><text:tab/><text:tab/><text:span text:style-name="T8">[ 0., <text:s/>7., 16.]])</text:span></text:p>
      <text:p text:style-name="P1"><text:span text:style-name="T8"/></text:p>
      <text:p text:style-name="P13">np.outer(x1,x2)<text:tab/><text:span text:style-name="T7">array([[ 0., <text:s/>0., <text:s/>0.],</text:span></text:p>
      <text:p text:style-name="P2"><text:s text:c="7"/><text:span text:style-name="T8">[ 0., <text:s/>1., <text:s/>2.],</text:span></text:p>
      <text:p text:style-name="P2"><text:s text:c="7"/><text:span text:style-name="T8">[ 0., <text:s/>2., <text:s/>4.],</text:span></text:p>
      <text:p text:style-name="P2"><text:s text:c="7"/><text:span text:style-name="T8">[ 0., <text:s/>3., <text:s/>6.],</text:span></text:p>
      <text:p text:style-name="P2"><text:s text:c="7"/><text:span text:style-name="T8">[ 0., <text:s/>4., <text:s/>8.],</text:span></text:p>
      <text:p text:style-name="P2"><text:s text:c="7"/><text:span text:style-name="T8">[ 0., <text:s/>5., 10.],</text:span></text:p>
      <text:p text:style-name="P2"><text:s text:c="7"/><text:span text:style-name="T8">[ 0., <text:s/>6., 12.],</text:span></text:p>
      <text:p text:style-name="P2"><text:s text:c="7"/><text:span text:style-name="T8">[ 0., <text:s/>7., 14.],</text:span></text:p>
      <text:p text:style-name="P2"><text:s text:c="7"/><text:span text:style-name="T8">[ 0., <text:s/>8., 16.]])</text:span></text:p>
      <text:p text:style-name="P13"/>
      <text:p text:style-name="P13"/>
      <text:p text:style-name="Standard">Q6. Before you buy a home, which numpy function will you use to measure your monthly mortgage</text:p>
      <text:p text:style-name="Standard">payment? </text:p>
      <text:p text:style-name="P14">Ans:<text:tab/>In order to calculate the monthly mortgage payment, you will use the numpy function.pmt (rate, nper, pv) where: rate = The periodic (monthly) interest rate nper = The number of payment periods (months) in the lifespan of the mortgage loan</text:p>
      <text:p text:style-name="P14"/>
      <text:p text:style-name="Standard">Q7. Can string data be stored in numpy arrays? If so, list at least one restriction that applies to this</text:p>
      <text:p text:style-name="Standard">data.</text:p>
      <text:p text:style-name="P14">Ans:<text:tab/>NumPy builds on (and is a successor to) the successful Numeric array object.... The dtype of any numpy array containing string values is the maximum length of any string present in the array. Once set, it will only be able to store new string having length not more than the maximum length at the time of the cre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arial" svg:font-family="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1T00:14:55.678000000</meta:creation-date>
    <dc:date>2022-08-11T02:30:17.251000000</dc:date>
    <meta:editing-duration>PT27M54S</meta:editing-duration>
    <meta:editing-cycles>2</meta:editing-cycles>
    <meta:generator>LibreOffice/7.3.5.2$Windows_X86_64 LibreOffice_project/184fe81b8c8c30d8b5082578aee2fed2ea847c01</meta:generator>
    <meta:document-statistic meta:table-count="1" meta:image-count="0" meta:object-count="1" meta:page-count="2" meta:paragraph-count="56" meta:word-count="568" meta:character-count="3371" meta:non-whitespace-character-count="276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cm"/>
    </style:style>
    <style:style style:name="co2"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data-style-name="N11"/>
    <style:style style:name="ce5" style:family="table-cell" style:parent-style-name="Default">
      <style:text-properties fo:font-weight="bold" style:font-weight-asian="bold" style:font-weight-complex="bold"/>
    </style:style>
    <style:style style:name="ce6"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8">
          <table:table-cell table:number-columns-repeated="2"/>
        </table:table-row>
        <table:table-row table:style-name="ro2">
          <table:table-cell table:number-columns-repeated="2"/>
        </table:table-row>
        <table:table-row table:style-name="ro2">
          <table:table-cell table:style-name="ce5" office:value-type="string" calcext:value-type="string">
            <text:p>simple interest</text:p>
          </table:table-cell>
          <table:table-cell/>
        </table:table-row>
        <table:table-row table:style-name="ro2">
          <table:table-cell office:value-type="string" calcext:value-type="string">
            <text:p>Principal</text:p>
          </table:table-cell>
          <table:table-cell office:value-type="float" office:value="5000" calcext:value-type="float">
            <text:p>5000</text:p>
          </table:table-cell>
        </table:table-row>
        <table:table-row table:style-name="ro2">
          <table:table-cell office:value-type="string" calcext:value-type="string">
            <text:p>Annual Interest Rate</text:p>
          </table:table-cell>
          <table:table-cell table:style-name="ce6" office:value-type="percentage" office:value="0.12" calcext:value-type="percentage">
            <text:p>12.00%</text:p>
          </table:table-cell>
        </table:table-row>
        <table:table-row table:style-name="ro2">
          <table:table-cell office:value-type="string" calcext:value-type="string">
            <text:p>Period</text:p>
          </table:table-cell>
          <table:table-cell office:value-type="float" office:value="5" calcext:value-type="float">
            <text:p>5</text:p>
          </table:table-cell>
        </table:table-row>
        <table:table-row table:style-name="ro2">
          <table:table-cell/>
          <table:table-cell table:formula="of:=[.B11]*(1+[.B12]*[.B13])" office:value-type="float" office:value="8000" calcext:value-type="float">
            <text:p>8000</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Mang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